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33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Range </text:p>
            <text:p text:style-name="P31"><text:s/>Locat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s text:c="2"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7T11:38:58</dc:date>
    <meta:editing-duration>P2DT16H16M23S</meta:editing-duration>
    <meta:editing-cycles>507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6" meta:word-count="412" meta:character-count="4476" meta:non-whitespace-character-count="3999"/>
  </office:meta>
</office:document-meta>
</file>